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8</ns2:p>
          </ns1:table-cell>
          <ns1:table-cell ns0:value-type="string">
            <ns2:p xmlns:ns2="urn:oasis:names:tc:opendocument:xmlns:text:1.0">AD8221AR</ns2:p>
          </ns1:table-cell>
          <ns1:table-cell ns0:value-type="string">
            <ns2:p xmlns:ns2="urn:oasis:names:tc:opendocument:xmlns:text:1.0">Analog Devices</ns2:p>
          </ns1:table-cell>
          <ns1:table-cell ns0:value-type="string">
            <ns2:p xmlns:ns2="urn:oasis:names:tc:opendocument:xmlns:text:1.0">SOIC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>AR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50-VQ100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Q10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FBR-1528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FBR-2528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N75451BD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SF-LXH2100ID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Dual-LE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25LC320/SN</ns2:p>
          </ns1:table-cell>
          <ns1:table-cell ns1:number-columns-repeated="1">
            <ns2:p xmlns:ns2="urn:oasis:names:tc:opendocument:xmlns:text:1.0">Microchip, Inc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G-636PCE 36.0000MC0</ns2:p>
          </ns1:table-cell>
          <ns1:table-cell ns1:number-columns-repeated="1">
            <ns2:p xmlns:ns2="urn:oasis:names:tc:opendocument:xmlns:text:1.0">Epson Electronics America In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F01SV020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O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AD8510ARM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G619BRM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LTC6910-1</ns2:p>
          </ns1:table-cell>
          <ns1:table-cell ns1:number-columns-repeated="1">
            <ns2:p xmlns:ns2="urn:oasis:names:tc:opendocument:xmlns:text:1.0">Linear Technology</ns2:p>
          </ns1:table-cell>
          <ns1:table-cell ns1:number-columns-repeated="1">
            <ns2:p xmlns:ns2="urn:oasis:names:tc:opendocument:xmlns:text:1.0">SOT23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IL715-3</ns2:p>
          </ns1:table-cell>
          <ns1:table-cell ns1:number-columns-repeated="1">
            <ns2:p xmlns:ns2="urn:oasis:names:tc:opendocument:xmlns:text:1.0">NVE Corporation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IL716-3</ns2:p>
          </ns1:table-cell>
          <ns1:table-cell ns1:number-columns-repeated="1">
            <ns2:p xmlns:ns2="urn:oasis:names:tc:opendocument:xmlns:text:1.0">NVE Corporation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1</ns2:p>
          </ns1:table-cell>
          <ns1:table-cell ns1:number-columns-repeated="1">
            <ns2:p xmlns:ns2="urn:oasis:names:tc:opendocument:xmlns:text:1.0">AD8605ART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SOT-23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103311-5</ns2:p>
          </ns1:table-cell>
          <ns1:table-cell ns1:number-columns-repeated="1">
            <ns2:p xmlns:ns2="urn:oasis:names:tc:opendocument:xmlns:text:1.0">Steward</ns2:p>
          </ns1:table-cell>
          <ns1:table-cell ns1:number-columns-repeated="1">
            <ns2:p xmlns:ns2="urn:oasis:names:tc:opendocument:xmlns:text:1.0">Header 10x2h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28F0121-1SR</ns2:p>
          </ns1:table-cell>
          <ns1:table-cell ns1:number-columns-repeated="1">
            <ns2:p xmlns:ns2="urn:oasis:names:tc:opendocument:xmlns:text:1.0">Steward</ns2:p>
          </ns1:table-cell>
          <ns1:table-cell ns1:number-columns-repeated="1">
            <ns2:p xmlns:ns2="urn:oasis:names:tc:opendocument:xmlns:text:1.0">3312</ns2:p>
          </ns1:table-cell>
          <ns1:table-cell ns1:number-columns-repeated="1">
            <ns2:p xmlns:ns2="urn:oasis:names:tc:opendocument:xmlns:text:1.0">100 Ohm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M4140CCM-4.1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CD74HC595SM96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5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5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7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7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39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9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43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3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2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2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3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3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5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5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2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2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4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4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0</ns2:p>
          </ns1:table-cell>
          <ns1:table-cell ns1:number-columns-repeated="1">
            <ns2:p xmlns:ns2="urn:oasis:names:tc:opendocument:xmlns:text:1.0">RC0603FR-077K5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7.5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2</ns2:p>
          </ns1:table-cell>
          <ns1:table-cell ns1:number-columns-repeated="1">
            <ns2:p xmlns:ns2="urn:oasis:names:tc:opendocument:xmlns:text:1.0">RC0603FR-0711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1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1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2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5K6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5.6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RR0816P-4990-B-T5-68A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99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3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R0816P-103-B-T5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k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4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R0816P-303-B-T5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0.0k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4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42</ns2:p>
          </ns1:table-cell>
          <ns1:table-cell ns1:number-columns-repeated="1">
            <ns2:p xmlns:ns2="urn:oasis:names:tc:opendocument:xmlns:text:1.0">C0603C103K5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4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7525D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0245PWP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T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MCR03EZPJ000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4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ECE-V1EA101P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E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4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RC0603FR-07100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4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J-1VF1E105Z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uF</ns2:p>
          </ns1:table-cell>
          <ns1:table-cell ns1:number-columns-repeated="1">
            <ns2:p xmlns:ns2="urn:oasis:names:tc:opendocument:xmlns:text:1.0">+20/-80%</ns2:p>
          </ns1:table-cell>
          <ns1:table-cell ns0:value-type="float" ns1:formula="oooc:=[.D4]*[.A4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39-30-3045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RC0603FR-0747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7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100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10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K87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.87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6</ns2:p>
          </ns1:table-cell>
          <ns1:table-cell ns1:number-columns-repeated="1">
            <ns2:p xmlns:ns2="urn:oasis:names:tc:opendocument:xmlns:text:1.0">C0805C106K9P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5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CB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NCLOSURE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51</ns2:p>
          </ns1:table-cell>
          <ns1:table-cell ns1:number-columns-repeated="1">
            <ns2:p xmlns:ns2="urn:oasis:names:tc:opendocument:xmlns:text:1.0">T491A106K006AT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3216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5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8513AR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4833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ADG604YRU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T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7685BRM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31C5C1E683J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680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6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T520T476M006ATE070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3528</ns2:p>
          </ns1:table-cell>
          <ns1:table-cell ns1:number-columns-repeated="1">
            <ns2:p xmlns:ns2="urn:oasis:names:tc:opendocument:xmlns:text:1.0">47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6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9C06031A2R70JGHFT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7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6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NO POPULATE</ns2:p>
          </ns1:table-cell>
          <ns1:table-cell ns1:number-columns-repeated="1"/>
          <ns1:table-cell ns1:number-columns-repeated="1">
            <ns2:p xmlns:ns2="urn:oasis:names:tc:opendocument:xmlns:text:1.0">Non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ASSEMBLY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46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8</ns2:p>
          </ns1:table-cell>
          <ns1:table-cell ns0:value-type="string">
            <ns2:p xmlns:ns2="urn:oasis:names:tc:opendocument:xmlns:text:1.0">AD8221AR</ns2:p>
          </ns1:table-cell>
          <ns1:table-cell ns0:value-type="string">
            <ns2:p xmlns:ns2="urn:oasis:names:tc:opendocument:xmlns:text:1.0">Analog Devices</ns2:p>
          </ns1:table-cell>
          <ns1:table-cell ns0:value-type="string">
            <ns2:p xmlns:ns2="urn:oasis:names:tc:opendocument:xmlns:text:1.0">SOIC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>AR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50-VQ100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Q10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FBR-1528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FBR-2528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N75451BD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SF-LXH2100ID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Dual-LE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25LC320/SN</ns2:p>
          </ns1:table-cell>
          <ns1:table-cell ns1:number-columns-repeated="1">
            <ns2:p xmlns:ns2="urn:oasis:names:tc:opendocument:xmlns:text:1.0">Microchip, Inc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SG-636PCE 36.0000MC0</ns2:p>
          </ns1:table-cell>
          <ns1:table-cell ns1:number-columns-repeated="1">
            <ns2:p xmlns:ns2="urn:oasis:names:tc:opendocument:xmlns:text:1.0">Epson Electronics America In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F01SV020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O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AD8510ARM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G619BRM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LTC6910-1</ns2:p>
          </ns1:table-cell>
          <ns1:table-cell ns1:number-columns-repeated="1">
            <ns2:p xmlns:ns2="urn:oasis:names:tc:opendocument:xmlns:text:1.0">Linear Technology</ns2:p>
          </ns1:table-cell>
          <ns1:table-cell ns1:number-columns-repeated="1">
            <ns2:p xmlns:ns2="urn:oasis:names:tc:opendocument:xmlns:text:1.0">SOT23-8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IL715-3</ns2:p>
          </ns1:table-cell>
          <ns1:table-cell ns1:number-columns-repeated="1">
            <ns2:p xmlns:ns2="urn:oasis:names:tc:opendocument:xmlns:text:1.0">NVE Corporation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IL716-3</ns2:p>
          </ns1:table-cell>
          <ns1:table-cell ns1:number-columns-repeated="1">
            <ns2:p xmlns:ns2="urn:oasis:names:tc:opendocument:xmlns:text:1.0">NVE Corporation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1</ns2:p>
          </ns1:table-cell>
          <ns1:table-cell ns1:number-columns-repeated="1">
            <ns2:p xmlns:ns2="urn:oasis:names:tc:opendocument:xmlns:text:1.0">AD8605ART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SOT-23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103311-5</ns2:p>
          </ns1:table-cell>
          <ns1:table-cell ns1:number-columns-repeated="1">
            <ns2:p xmlns:ns2="urn:oasis:names:tc:opendocument:xmlns:text:1.0">Steward</ns2:p>
          </ns1:table-cell>
          <ns1:table-cell ns1:number-columns-repeated="1">
            <ns2:p xmlns:ns2="urn:oasis:names:tc:opendocument:xmlns:text:1.0">Header 10x2h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28F0121-1SR</ns2:p>
          </ns1:table-cell>
          <ns1:table-cell ns1:number-columns-repeated="1">
            <ns2:p xmlns:ns2="urn:oasis:names:tc:opendocument:xmlns:text:1.0">Steward</ns2:p>
          </ns1:table-cell>
          <ns1:table-cell ns1:number-columns-repeated="1">
            <ns2:p xmlns:ns2="urn:oasis:names:tc:opendocument:xmlns:text:1.0">3312</ns2:p>
          </ns1:table-cell>
          <ns1:table-cell ns1:number-columns-repeated="1">
            <ns2:p xmlns:ns2="urn:oasis:names:tc:opendocument:xmlns:text:1.0">100 Ohm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M4140CCM-4.1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CD74HC595SM96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5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5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7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7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39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9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431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3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2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2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3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3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15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5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2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2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1885C1H242JA01D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4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3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0</ns2:p>
          </ns1:table-cell>
          <ns1:table-cell ns1:number-columns-repeated="1">
            <ns2:p xmlns:ns2="urn:oasis:names:tc:opendocument:xmlns:text:1.0">RC0603FR-077K5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7.5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2</ns2:p>
          </ns1:table-cell>
          <ns1:table-cell ns1:number-columns-repeated="1">
            <ns2:p xmlns:ns2="urn:oasis:names:tc:opendocument:xmlns:text:1.0">RC0603FR-0711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1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1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2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5K6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5.6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RR0816P-4990-B-T5-68A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99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3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R0816P-103-B-T5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k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4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R0816P-303-B-T5</ns2:p>
          </ns1:table-cell>
          <ns1:table-cell ns1:number-columns-repeated="1">
            <ns2:p xmlns:ns2="urn:oasis:names:tc:opendocument:xmlns:text:1.0">Susumu Co Ltd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0.0k</ns2:p>
          </ns1:table-cell>
          <ns1:table-cell ns1:number-columns-repeated="1">
            <ns2:p xmlns:ns2="urn:oasis:names:tc:opendocument:xmlns:text:1.0">0.1%</ns2:p>
          </ns1:table-cell>
          <ns1:table-cell ns0:value-type="float" ns1:formula="oooc:=[.D4]*[.A4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42</ns2:p>
          </ns1:table-cell>
          <ns1:table-cell ns1:number-columns-repeated="1">
            <ns2:p xmlns:ns2="urn:oasis:names:tc:opendocument:xmlns:text:1.0">C0603C103K5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4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7525D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0245PWP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T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MCR03EZPJ000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4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ECE-V1EA101P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E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4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RC0603FR-07100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4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J-1VF1E105Z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uF</ns2:p>
          </ns1:table-cell>
          <ns1:table-cell ns1:number-columns-repeated="1">
            <ns2:p xmlns:ns2="urn:oasis:names:tc:opendocument:xmlns:text:1.0">+20/-80%</ns2:p>
          </ns1:table-cell>
          <ns1:table-cell ns0:value-type="float" ns1:formula="oooc:=[.D4]*[.A4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39-30-3045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4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RC0603FR-0747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7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100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RC0603FR-0710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K87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.87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5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6</ns2:p>
          </ns1:table-cell>
          <ns1:table-cell ns1:number-columns-repeated="1">
            <ns2:p xmlns:ns2="urn:oasis:names:tc:opendocument:xmlns:text:1.0">C0805C106K9P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5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CB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NCLOSURE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51</ns2:p>
          </ns1:table-cell>
          <ns1:table-cell ns1:number-columns-repeated="1">
            <ns2:p xmlns:ns2="urn:oasis:names:tc:opendocument:xmlns:text:1.0">T491A106K006AT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3216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5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8513AR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5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4833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ADG604YRU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TS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AD7685BRMZ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>MSO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0</ns2:p>
          </ns1:table-cell>
          <ns1:table-cell ns1:number-columns-repeated="1">
            <ns2:p xmlns:ns2="urn:oasis:names:tc:opendocument:xmlns:text:1.0">GRM31C5C1E683J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68000p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6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T520T476M006ATE070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3528</ns2:p>
          </ns1:table-cell>
          <ns1:table-cell ns1:number-columns-repeated="1">
            <ns2:p xmlns:ns2="urn:oasis:names:tc:opendocument:xmlns:text:1.0">47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6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9C06031A2R70JGHFT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7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6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NO POPULATE</ns2:p>
          </ns1:table-cell>
          <ns1:table-cell ns1:number-columns-repeated="1"/>
          <ns1:table-cell ns1:number-columns-repeated="1">
            <ns2:p xmlns:ns2="urn:oasis:names:tc:opendocument:xmlns:text:1.0">Non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ASSEMBLY</ns2:p>
          </ns1:table-cell>
          <ns1:table-cell ns1:number-columns-repeated="1">
            <ns2:p xmlns:ns2="urn:oasis:names:tc:opendocument:xmlns:text:1.0">Analog Devices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6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46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04/27/2006</text:date>, <text:time>01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4-27T01:05:52</dc:date>
    <dc:language>en-US</dc:language>
    <meta:editing-cycles>4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